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296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1f92f"/>
    </style:style>
    <style:style style:name="P4" style:family="paragraph" style:parent-style-name="Preformatted_20_Text">
      <style:text-properties fo:font-variant="normal" fo:text-transform="none" fo:color="#000000" fo:letter-spacing="normal" fo:font-style="normal" fo:font-weight="normal" officeooo:paragraph-rsid="00014105"/>
    </style:style>
    <style:style style:name="P5" style:family="paragraph" style:parent-style-name="Preformatted_20_Text">
      <style:text-properties fo:font-variant="normal" fo:text-transform="none" fo:color="#000000" fo:letter-spacing="normal" fo:font-style="normal" fo:font-weight="normal" officeooo:rsid="0005b7d3" officeooo:paragraph-rsid="0005b7d3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text-properties officeooo:rsid="00055b98" officeooo:paragraph-rsid="00059296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05dd05" officeooo:paragraph-rsid="0005dd05"/>
    </style:style>
    <style:style style:name="P11" style:family="paragraph" style:parent-style-name="Preformatted_20_Text">
      <style:paragraph-properties fo:margin-top="0cm" fo:margin-bottom="0.499cm" loext:contextual-spacing="false" fo:orphans="2" fo:widows="2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officeooo:rsid="0005dd05" officeooo:paragraph-rsid="0005dd05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1f92f"/>
    </style:style>
    <style:style style:name="T3" style:family="text">
      <style:text-properties fo:font-style="normal" fo:font-weight="normal" officeooo:rsid="00028395"/>
    </style:style>
    <style:style style:name="T4" style:family="text">
      <style:text-properties fo:font-style="normal" fo:font-weight="normal" officeooo:rsid="00031823"/>
    </style:style>
    <style:style style:name="T5" style:family="text">
      <style:text-properties fo:font-style="normal" fo:font-weight="normal" officeooo:rsid="0004d37c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officeooo:rsid="00055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ra Abounorinejad ID: 11505197 CptS 360 Assignment 1</text:p>
      <text:p text:style-name="P5"/>
      <text:p text:style-name="P10">---------------------------------------Part 1--------------------------------------</text:p>
      <text:p text:style-name="P4">(A). For each case, use cc -m32 t.c to generate a.out. </text:p>
      <text:p text:style-name="P2"><text:s text:c="5"/><text:span text:style-name="T1">Then use <text:s/>ls -l a.out to get a.out size.</text:span></text:p>
      <text:p text:style-name="P11"><text:span text:style-name="T6"><text:s text:c="10"/></text:span><text:span text:style-name="T7">run <text:s/>size a.out <text:s/>to get its section sizes.</text:span></text:p>
      <text:p text:style-name="P2"><text:s text:c="5"/><text:span text:style-name="T1">Record the observed sizes in a table:</text:span></text:p>
      <text:p text:style-name="P6"/>
      <text:p text:style-name="P2"><text:s text:c="10"/><text:span text:style-name="T1">Case <text:s/>| a.out | <text:s/>TEXT <text:s/>| <text:s/>DATA <text:s/>| <text:s/>BSS <text:s text:c="2"/>|</text:span></text:p>
      <text:p text:style-name="P2"><text:s text:c="8"/><text:span text:style-name="T1">--------------------------------------------</text:span></text:p>
      <text:p text:style-name="P2"><text:s text:c="10"/><text:span text:style-name="T1">(1) <text:s text:c="2"/>| </text:span><text:span text:style-name="T2">7364</text:span><text:span text:style-name="T1"> <text:s/>| <text:s/></text:span><text:span text:style-name="T2">1148</text:span><text:span text:style-name="T1"> <text:s/>| <text:s text:c="2"/></text:span><text:span text:style-name="T2">276</text:span><text:span text:style-name="T1"> <text:s/>| <text:s text:c="2"/></text:span><text:span text:style-name="T2">8</text:span><text:span text:style-name="T1"> <text:s text:c="3"/>|</text:span></text:p>
      <text:p text:style-name="P2"><text:s text:c="8"/><text:span text:style-name="T1">-------------------------------------------- <text:s/></text:span></text:p>
      <text:p text:style-name="P2"><text:s text:c="10"/><text:span text:style-name="T1">(2) <text:s text:c="2"/></text:span><text:span text:style-name="T2">| 7368 <text:s/>| <text:s/>1148 <text:s/>| <text:s/>280 <text:s text:c="2"/>| <text:s text:c="2"/>4 <text:s text:c="3"/>|</text:span></text:p>
      <text:p text:style-name="P2"><text:s text:c="8"/><text:span text:style-name="T1">--------------------------------------------</text:span></text:p>
      <text:p text:style-name="P3"><text:s text:c="10"/><text:span text:style-name="T1">(3) <text:s text:c="2"/></text:span><text:span text:style-name="T2">| 7364 <text:s/>| <text:s/>1148 <text:s/>| <text:s/>276 <text:s text:c="2"/>| 40032 <text:s/>|</text:span></text:p>
      <text:p text:style-name="P2"><text:s text:c="8"/><text:span text:style-name="T1">--------------------------------------------</text:span></text:p>
      <text:p text:style-name="P3"><text:s text:c="10"/><text:span text:style-name="T1">(4) <text:s text:c="2"/></text:span><text:span text:style-name="T2">| 47400 | <text:s/>1148 <text:s/>| 40300 <text:s/>| <text:s text:c="2"/>4 <text:s text:c="3"/>|</text:span></text:p>
      <text:p text:style-name="P2"><text:s text:c="8"/><text:span text:style-name="T1">--------------------------------------------</text:span></text:p>
      <text:p text:style-name="P3"><text:s text:c="10"/><text:span text:style-name="T1">(5) <text:s text:c="2"/></text:span><text:span text:style-name="T2">| 7412 <text:s/>| <text:s/>1281 <text:s/>| <text:s/>280 <text:s text:c="2"/>| <text:s text:c="2"/>8 <text:s text:c="3"/>|</text:span></text:p>
      <text:p text:style-name="P2"><text:s text:c="8"/><text:span text:style-name="T1">-------------------------------------------- <text:s text:c="7"/></text:span></text:p>
      <text:p text:style-name="P3"><text:s text:c="10"/><text:span text:style-name="T1">(6) <text:s text:c="2"/></text:span><text:span text:style-name="T2">| 7</text:span><text:span text:style-name="T3">456</text:span><text:span text:style-name="T2"> <text:s/>| <text:s/></text:span><text:span text:style-name="T3">1164 </text:span><text:span text:style-name="T2"><text:s/>| <text:s/>2</text:span><text:span text:style-name="T3">76</text:span><text:span text:style-name="T2"> <text:s text:c="2"/>| </text:span><text:span text:style-name="T3">40068 </text:span><text:span text:style-name="T2"><text:s/>|</text:span></text:p>
      <text:p text:style-name="P9"><text:s text:c="8"/><text:span text:style-name="T1">--------------------------------------------</text:span></text:p>
      <text:p text:style-name="P8"><text:s/><text:span text:style-name="T1">1. Variables in C may be classified as</text:span></text:p>
      <text:p text:style-name="P6"/>
      <text:p text:style-name="P2"><text:s text:c="10"/><text:span text:style-name="T1">globals ---|--- UNINITIALIZED <text:s/>globals;</text:span></text:p>
      <text:p text:style-name="P2"><text:s text:c="21"/><text:span text:style-name="T1">|--- <text:s text:c="2"/>INITIALIZED <text:s/>globals;</text:span></text:p>
      <text:p text:style-name="P6"/>
      <text:p text:style-name="P2"><text:s text:c="10"/><text:span text:style-name="T1">locals <text:s/>---|--- AUTOMATIC locals;</text:span></text:p>
      <text:p text:style-name="P2"><text:s text:c="21"/><text:span text:style-name="T1">|--- STATIC <text:s text:c="3"/>locals;</text:span></text:p>
      <text:p text:style-name="P6"/>
      <text:p text:style-name="P2"><text:s text:c="3"/><text:span text:style-name="T1">In terms of the above classification and the variables g, a, b, c, d,</text:span></text:p>
      <text:p text:style-name="P6"/>
      <text:p text:style-name="P2"><text:s text:c="6"/><text:span text:style-name="T1">Which variables are in DATA?</text:span></text:p>
      <text:p text:style-name="P2"><text:span text:style-name="T1"/></text:p>
      <text:p text:style-name="P2"><text:span text:style-name="T1"><text:tab/><text:tab/></text:span><text:span text:style-name="T4">Initialized variables such as g in t4.c and a, b, and c in all tests.</text:span></text:p>
      <text:p text:style-name="P2"><text:span text:style-name="T1"/></text:p>
      <text:p text:style-name="P2"><text:s text:c="6"/><text:span text:style-name="T1">Which variables are in BSS ?</text:span></text:p>
      <text:p text:style-name="P2"><text:span text:style-name="T1"/></text:p>
      <text:p text:style-name="P2"><text:span text:style-name="T1"><text:tab/><text:tab/></text:span><text:span text:style-name="T4">Uninitialized variables such as g in all cases except for t4.c and d in all <text:tab/><text:tab/>tests where it is defined.</text:span></text:p>
      <text:p text:style-name="P6"/>
      <text:p text:style-name="P2"><text:s text:c="3"/><text:span text:style-name="T1">2. In terms of the TEXT, DATA and BSS sections,</text:span></text:p>
      <text:p text:style-name="P2"><text:s text:c="6"/><text:span text:style-name="T1">Which sections are in a.out, which section is NOT in a.out?</text:span></text:p>
      <text:p text:style-name="P2"><text:s text:c="6"/><text:span text:style-name="T1">WHY?</text:span></text:p>
      <text:p text:style-name="P2"><text:span text:style-name="T1"><text:tab/><text:tab/></text:span></text:p>
      <text:p text:style-name="P2"><text:span text:style-name="T1"><text:tab/><text:tab/></text:span><text:span text:style-name="T4">TEXT and DATA are in a.out and BSS is not. The size of a.out would change <text:tab/><text:tab/>with TEXT and DATA but would not change in the case of BSS’s size changing <text:tab/><text:tab/>throughout texts.</text:span></text:p>
      <text:p text:style-name="P6"/>
      <text:p text:style-name="P2"><text:s text:c="2"/><text:span text:style-name="T1">(B). For each case, use <text:s text:c="2"/>cc -m32 -static t.c <text:s text:c="2"/>to generate a.out.</text:span></text:p>
      <text:p text:style-name="P2"><text:s text:c="7"/><text:span text:style-name="T1">Record the sizes again and compare them with the sizes in (A).</text:span></text:p>
      <text:p text:style-name="P2"><text:s text:c="7"/><text:span text:style-name="T1">WHAT DO YOU SEE?</text:span></text:p>
      <text:p text:style-name="P2"><text:span text:style-name="T1"/></text:p>
      <text:p text:style-name="P2"><text:span text:style-name="T1"><text:tab/><text:tab/></text:span><text:span text:style-name="T4"><text:tab/>The size of </text:span><text:span text:style-name="T5">all fields</text:span><text:span text:style-name="T4"> increase. </text:span><text:span text:style-name="T5">The file gets much larger.</text:span></text:p>
      <text:p text:style-name="P6"/>
      <text:p text:style-name="P6"/>
      <text:p text:style-name="P6"><text:soft-page-break/></text:p>
      <text:p text:style-name="P2"><text:s text:c="7"/><text:span text:style-name="T1">WHY?</text:span></text:p>
      <text:p text:style-name="P2"><text:span text:style-name="T1"><text:tab/></text:span></text:p>
      <text:p text:style-name="P2"><text:span text:style-name="T1"><text:tab/><text:tab/><text:tab/></text:span><text:span text:style-name="T5">Static linking includes the code for all the used libraries in a.out <text:tab/><text:tab/><text:tab/><text:tab/>instead of using a shared library.</text:span></text:p>
      <text:p text:style-name="P2"><text:span text:style-name="T5"/></text:p>
      <text:p text:style-name="P2"><text:span text:style-name="T5"/></text:p>
      <text:p text:style-name="P12">---------------------------------------Part 2--------------------------------------</text:p>
      <text:p text:style-name="P7">enter main</text:p>
      <text:p text:style-name="P7">&amp;argc=fffc5a20 argv=fffc5ab4 env=fffc5ac8</text:p>
      <text:p text:style-name="P7">&amp;a=fffc59e8 &amp;b=fffc59ec &amp;c=fffc59f0</text:p>
      <text:p text:style-name="P7">argc=4</text:p>
      <text:p text:style-name="P7">argv[0]=./a.out</text:p>
      <text:p text:style-name="P7">argv[1]=one</text:p>
      <text:p text:style-name="P7">argv[2]=two</text:p>
      <text:p text:style-name="P7">argv[3]=three</text:p>
      <text:p text:style-name="P7">env[0]=XDG_VTNR=7</text:p>
      <text:p text:style-name="P7">env[1]=SSH_AGENT_PID=1435</text:p>
      <text:p text:style-name="P7">env[2]=XDG_SESSION_ID=c2</text:p>
      <text:p text:style-name="P7">env[3]=XDG_GREETER_DATA_DIR=/var/lib/lightdm-data/dara</text:p>
      <text:p text:style-name="P7">env[4]=QT_STYLE_OVERRIDE=gtk</text:p>
      <text:p text:style-name="P7">env[5]=TERM=xterm-256color</text:p>
      <text:p text:style-name="P7">env[6]=SHELL=/bin/bash</text:p>
      <text:p text:style-name="P7">env[7]=VTE_VERSION=4205</text:p>
      <text:p text:style-name="P7">env[8]=ROS_ROOT=/opt/ros/kinetic/share/ros</text:p>
      <text:p text:style-name="P7">env[9]=ROS_PACKAGE_PATH=/home/dara/ros/src:/opt/ros/kinetic/share</text:p>
      <text:p text:style-name="P7">env[10]=QT_LINUX_ACCESSIBILITY_ALWAYS_ON=1</text:p>
      <text:p text:style-name="P7">env[11]=ROS_MASTER_URI=http://localhost:11311</text:p>
      <text:p text:style-name="P7">env[12]=GJS_DEBUG_OUTPUT=stderr</text:p>
      <text:p text:style-name="P7">env[13]=WINDOWID=98566150</text:p>
      <text:p text:style-name="P7">env[14]=ROS_VERSION=1</text:p>
      <text:p text:style-name="P7">env[15]=GJS_DEBUG_TOPICS=JS ERROR;JS LOG</text:p>
      <text:p text:style-name="P7">env[16]=GTK_MODULES=gail:atk-bridge</text:p>
      <text:p text:style-name="P7">env[17]=USER=dara</text:p>
      <text:p text:style-name="P7">env[18]=LD_LIBRARY_PATH=/home/dara/ros/devel/lib:/opt/ros/kinetic/lib:/opt/ros/kinetic/lib/x86_64-linux-gnu</text:p>
      <text:p text:style-name="P7">env[19]=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Z=01;31:*.dz=01;31:*.gz=01;31:*.lrz=01;31:*.lz=01;31:*.lzo=01;31:*.xz=01;31:*.bz2=01;31:*.bz=01;31:*.tbz=01;31:*.tbz2=01;31:*.tz=01;31:*.deb=01;31:*.rpm=01;31:*.jar=01;31:*.war=01;31:*.ear=01;31:*.sar=01;31:*.rar=01;31:*.alz=01;31:*.ace=01;31:*.zoo=01;31:*.cpio=01;31:*.7z=01;31:*.rz=01;31:*.cab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P7">env[20]=QT_ACCESSIBILITY=1</text:p>
      <text:p text:style-name="P7">env[21]=XDG_SESSION_PATH=/org/freedesktop/DisplayManager/Session0</text:p>
      <text:p text:style-name="P7">env[22]=XDG_SEAT_PATH=/org/freedesktop/DisplayManager/Seat0</text:p>
      <text:p text:style-name="P7">env[23]=SSH_AUTH_SOCK=/run/user/1000/keyring/ssh</text:p>
      <text:p text:style-name="P7"><text:soft-page-break/>env[24]=SESSION_MANAGER=local/dara-Inspiron-5559:@/tmp/.ICE-unix/1379,unix/dara-Inspiron-5559:/tmp/.ICE-unix/1379</text:p>
      <text:p text:style-name="P7">env[25]=DEFAULTS_PATH=/usr/share/gconf/cinnamon.default.path</text:p>
      <text:p text:style-name="P7">env[26]=XDG_CONFIG_DIRS=/etc/xdg/xdg-cinnamon:/etc/xdg</text:p>
      <text:p text:style-name="P7">env[27]=PATH=/opt/ros/kinetic/bin:/home/dara/bin:/home/dara/.local/bin:/usr/local/sbin:/usr/local/bin:/usr/sbin:/usr/bin:/sbin:/bin:/usr/games:/usr/local/games</text:p>
      <text:p text:style-name="P7">env[28]=DESKTOP_SESSION=cinnamon</text:p>
      <text:p text:style-name="P7">env[29]=QT_QPA_PLATFORMTHEME=qgnomeplatform</text:p>
      <text:p text:style-name="P7">env[30]=XDG_SESSION_TYPE=x11</text:p>
      <text:p text:style-name="P7">env[31]=PWD=/home/dara/Documents/cpts360</text:p>
      <text:p text:style-name="P7">env[32]=LANG=en_CA.UTF-8</text:p>
      <text:p text:style-name="P7">env[33]=GDM_LANG=en_CA</text:p>
      <text:p text:style-name="P7">env[34]=MANDATORY_PATH=/usr/share/gconf/cinnamon.mandatory.path</text:p>
      <text:p text:style-name="P7">env[35]=ROSLISP_PACKAGE_DIRECTORIES=/home/dara/ros/devel/share/common-lisp</text:p>
      <text:p text:style-name="P7">env[36]=GDMSESSION=cinnamon</text:p>
      <text:p text:style-name="P7">env[37]=CINNAMON_VERSION=3.6.7</text:p>
      <text:p text:style-name="P7">env[38]=XDG_SEAT=seat0</text:p>
      <text:p text:style-name="P7">env[39]=HOME=/home/dara</text:p>
      <text:p text:style-name="P7">env[40]=SHLVL=1</text:p>
      <text:p text:style-name="P7">env[41]=ROS_DISTRO=kinetic</text:p>
      <text:p text:style-name="P7">env[42]=LANGUAGE=en_CA:en</text:p>
      <text:p text:style-name="P7">env[43]=GNOME_DESKTOP_SESSION_ID=this-is-deprecated</text:p>
      <text:p text:style-name="P7">env[44]=GTK_OVERLAY_SCROLLING=1</text:p>
      <text:p text:style-name="P7">env[45]=PYTHONPATH=/home/dara/ros/devel/lib/python2.7/dist-packages:/opt/ros/kinetic/lib/python2.7/dist-packages</text:p>
      <text:p text:style-name="P7">env[46]=XDG_SESSION_DESKTOP=cinnamon</text:p>
      <text:p text:style-name="P7">env[47]=LOGNAME=dara</text:p>
      <text:p text:style-name="P7">env[48]=XDG_DATA_DIRS=/home/dara/.local/share/flatpak/exports/share:/var/lib/flatpak/exports/share/:/usr/share/cinnamon:/usr/share/gnome:/home/dara/.local/share/flatpak/exports/share:/var/lib/flatpak/exports/share:/usr/local/share:/usr/share</text:p>
      <text:p text:style-name="P7">env[49]=DBUS_SESSION_BUS_ADDRESS=unix:abstract=/tmp/dbus-0R9PkbYjpi,guid=3610065a3dcadac9617ceafc5c3ca725</text:p>
      <text:p text:style-name="P7">env[50]=PKG_CONFIG_PATH=/home/dara/ros/devel/lib/pkgconfig:/opt/ros/kinetic/lib/pkgconfig:/opt/ros/kinetic/lib/x86_64-linux-gnu/pkgconfig</text:p>
      <text:p text:style-name="P7">env[51]=LESSOPEN=| /usr/bin/lesspipe %s</text:p>
      <text:p text:style-name="P7">env[52]=CMAKE_PREFIX_PATH=/home/dara/ros/devel:/opt/ros/kinetic</text:p>
      <text:p text:style-name="P7">env[53]=XDG_RUNTIME_DIR=/run/user/1000</text:p>
      <text:p text:style-name="P7">env[54]=DISPLAY=:0</text:p>
      <text:p text:style-name="P7">env[55]=XDG_CURRENT_DESKTOP=X-Cinnamon</text:p>
      <text:p text:style-name="P7">env[56]=LESSCLOSE=/usr/bin/lesspipe %s %s</text:p>
      <text:p text:style-name="P7">env[57]=ROS_ETC_DIR=/opt/ros/kinetic/etc/ros</text:p>
      <text:p text:style-name="P7">env[58]=XAUTHORITY=/home/dara/.Xauthority</text:p>
      <text:p text:style-name="P7">env[59]=_=./a.out</text:p>
      <text:p text:style-name="P7">env[60]=OLDPWD=/home/dara/Documents</text:p>
      <text:p text:style-name="P7">enter A</text:p>
      <text:p text:style-name="P7">&amp;d=fffc59a0 &amp;e=fffc59a4 &amp;f=fffc59a8</text:p>
      <text:p text:style-name="P7">enter B</text:p>
      <text:p text:style-name="P7">&amp;g=fffc5970 &amp;h=fffc5974 &amp;i=fffc5978</text:p>
      <text:p text:style-name="P7">enter C</text:p>
      <text:p text:style-name="P7">&amp;u=fffc5934 &amp;v=fffc5938 &amp;w=fffc593c</text:p>
      <text:p text:style-name="P7"><text:s/>&amp;i=fffc5940</text:p>
      <text:p text:style-name="P7"><text:s/>&amp;p=fffc5930</text:p>
      <text:p text:style-name="P7">fffc5958</text:p>
      <text:p text:style-name="P7">fffc5988</text:p>
      <text:p text:style-name="P7">fffc59b8</text:p>
      <text:p text:style-name="P7">fffc5a08</text:p>
      <text:p text:style-name="P7">contents of fffc5930: <text:s/>-239312 //local variable</text:p>
      <text:p text:style-name="P7">contents of fffc5934: <text:s/>10 <text:s text:c="5"/>//local variable</text:p>
      <text:p text:style-name="P7">contents of fffc5938: <text:s/>11 <text:s text:c="5"/>//local variable</text:p>
      <text:p text:style-name="P7"><text:soft-page-break/>contents of fffc593c: <text:s/>12 <text:s text:c="5"/>//local variable</text:p>
      <text:p text:style-name="P7">contents of fffc5940: <text:s/>13 <text:s text:c="5"/>//local variable</text:p>
      <text:p text:style-name="P7">contents of fffc5944: <text:s/>-239292 </text:p>
      <text:p text:style-name="P7">contents of fffc5948: <text:s/>6</text:p>
      <text:p text:style-name="P7">contents of fffc594c: <text:s/>-608379648</text:p>
      <text:p text:style-name="P7">contents of fffc5950: <text:s/>-143790080</text:p>
      <text:p text:style-name="P7">contents of fffc5954: <text:s/>-143790080 </text:p>
      <text:p text:style-name="P7">contents of fffc5958: <text:s/>-239224 //stack frame pointer</text:p>
      <text:p text:style-name="P7">contents of fffc595c: <text:s/>134514389</text:p>
      <text:p text:style-name="P7">contents of fffc5960: <text:s/>7 <text:s text:c="6"/>//parameter</text:p>
      <text:p text:style-name="P7">contents of fffc5964: <text:s/>8 <text:s text:c="6"/>//parameter</text:p>
      <text:p text:style-name="P7">contents of fffc5968: <text:s/>-239244</text:p>
      <text:p text:style-name="P7">contents of fffc596c: <text:s/>-239240</text:p>
      <text:p text:style-name="P7">contents of fffc5970: <text:s/>7 <text:s text:c="6"/>//local variable</text:p>
      <text:p text:style-name="P7">contents of fffc5974: <text:s/>8 <text:s text:c="6"/>//local variable</text:p>
      <text:p text:style-name="P7">contents of fffc5978: <text:s/>9 <text:s text:c="6"/>//local variable</text:p>
      <text:p text:style-name="P7">contents of fffc597c: <text:s/>-608379648</text:p>
      <text:p text:style-name="P7">contents of fffc5980: <text:s/>-143790080</text:p>
      <text:p text:style-name="P7">contents of fffc5984: <text:s/>-143790080</text:p>
      <text:p text:style-name="P7">contents of fffc5988: <text:s/>-239176 //stack frame pointer</text:p>
      <text:p text:style-name="P7">contents of fffc598c: <text:s/>134514255</text:p>
      <text:p text:style-name="P7">contents of fffc5990: <text:s/>4 <text:s text:c="7"/>//parameter</text:p>
      <text:p text:style-name="P7">contents of fffc5994: <text:s/>5 <text:s text:c="7"/>//parameter</text:p>
      <text:p text:style-name="P7">contents of fffc5998: <text:s/>-239196</text:p>
      <text:p text:style-name="P7">contents of fffc599c: <text:s/>-239192</text:p>
      <text:p text:style-name="P7">contents of fffc59a0: <text:s/>4 <text:s text:c="6"/>//local variable</text:p>
      <text:p text:style-name="P7">contents of fffc59a4: <text:s/>5 <text:s text:c="6"/>//local variable</text:p>
      <text:p text:style-name="P7">contents of fffc59a8: <text:s/>6 <text:s text:c="6"/>//local variable</text:p>
      <text:p text:style-name="P7">contents of fffc59ac: <text:s/>-608379648</text:p>
      <text:p text:style-name="P7">contents of fffc59b0: <text:s/>-239072</text:p>
      <text:p text:style-name="P7">contents of fffc59b4: <text:s/>-143341288</text:p>
      <text:p text:style-name="P7">contents of fffc59b8: <text:s/>-239096 //stack frame pointer</text:p>
      <text:p text:style-name="P7">contents of fffc59bc: <text:s/>134514109</text:p>
      <text:p text:style-name="P7">contents of fffc59c0: <text:s/>1 <text:s text:c="6"/>//parameter</text:p>
      <text:p text:style-name="P7">contents of fffc59c4: <text:s/>2 <text:s text:c="6"/>//parameter</text:p>
      <text:p text:style-name="P7">contents of fffc59c8: <text:s/>-233516</text:p>
      <text:p text:style-name="P7">contents of fffc59cc: <text:s/>-239120</text:p>
      <text:p text:style-name="P7">contents of fffc59d0: <text:s/>32768</text:p>
      <text:p text:style-name="P7">contents of fffc59d4: <text:s/>-143790080</text:p>
      <text:p text:style-name="P7">contents of fffc59d8: <text:s/>-238904</text:p>
      <text:p text:style-name="P7">contents of fffc59dc: <text:s/>-238924</text:p>
      <text:p text:style-name="P7">contents of fffc59e0: <text:s/>4</text:p>
      <text:p text:style-name="P7">contents of fffc59e4: <text:s/>3</text:p>
      <text:p text:style-name="P7">contents of fffc59e8: <text:s/>1 <text:s text:c="7"/>//local variable</text:p>
      <text:p text:style-name="P7">contents of fffc59ec: <text:s/>2 <text:s text:c="7"/>//local variable</text:p>
      <text:p text:style-name="P7">contents of fffc59f0: <text:s/>3 <text:s text:c="7"/>//local variable</text:p>
      <text:p text:style-name="P7">contents of fffc59f4: <text:s/>4</text:p>
      <text:p text:style-name="P7">contents of fffc59f8: <text:s/>61</text:p>
      <text:p text:style-name="P7">contents of fffc59fc: <text:s/>-608379648</text:p>
      <text:p text:style-name="P7">contents of fffc5a00: <text:s/>-239072</text:p>
      <text:p text:style-name="P7">contents of fffc5a04: <text:s/>0</text:p>
      <text:p text:style-name="P7">contents of fffc5a08: <text:s/>0 <text:s text:c="8"/>//stack frame pointer</text:p>
      <text:p text:style-name="P7">contents of fffc5a0c: <text:s/>-145459657</text:p>
      <text:p text:style-name="P7">contents of fffc5a10: <text:s/>-143790080</text:p>
      <text:p text:style-name="P7">contents of fffc5a14: <text:s/>-143790080</text:p>
      <text:p text:style-name="P7">contents of fffc5a18: <text:s/>0</text:p>
      <text:p text:style-name="P7">contents of fffc5a1c: <text:s/>-145459657</text:p>
      <text:p text:style-name="P7">contents of fffc5a20: <text:s/>4 <text:s text:c="6"/>//parameter</text:p>
      <text:p text:style-name="P7">contents of fffc5a24: <text:s/>-238924</text:p>
      <text:p text:style-name="P7"><text:soft-page-break/>contents of fffc5a28: <text:s/>-238904</text:p>
      <text:p text:style-name="P7">contents of fffc5a2c: <text:s/>0</text:p>
      <text:p text:style-name="P7">contents of fffc5a30: <text:s/>0</text:p>
      <text:p text:style-name="P7">contents of fffc5a34: <text:s/>0</text:p>
      <text:p text:style-name="P7">contents of fffc5a38: <text:s/>-143790080</text:p>
      <text:p text:style-name="P7">contents of fffc5a3c: <text:s/>-143340540</text:p>
      <text:p text:style-name="P7">contents of fffc5a40: <text:s/>-143343616</text:p>
      <text:p text:style-name="P7">contents of fffc5a44: <text:s/>0</text:p>
      <text:p text:style-name="P7">contents of fffc5a48: <text:s/>-143790080</text:p>
      <text:p text:style-name="P7">contents of fffc5a4c: <text:s/>-143790080</text:p>
      <text:p text:style-name="P7">contents of fffc5a50: <text:s/>0</text:p>
      <text:p text:style-name="P7">contents of fffc5a54: <text:s/>-248754318</text:p>
      <text:p text:style-name="P7">contents of fffc5a58: <text:s/>-1586241181</text:p>
      <text:p text:style-name="P7">contents of fffc5a5c: <text:s/>0</text:p>
      <text:p text:style-name="P7">contents of fffc5a60: <text:s/>0</text:p>
      <text:p text:style-name="P7">contents of fffc5a64: <text:s/>0</text:p>
      <text:p text:style-name="P7">contents of fffc5a68: <text:s/>4</text:p>
      <text:p text:style-name="P7">contents of fffc5a6c: <text:s/>134513568</text:p>
      <text:p text:style-name="P7">contents of fffc5a70: <text:s/>0</text:p>
      <text:p text:style-name="P7">contents of fffc5a74: <text:s/>-143400976</text:p>
      <text:p text:style-name="P7">contents of fffc5a78: <text:s/>-143423360</text:p>
      <text:p text:style-name="P7">contents of fffc5a7c: <text:s/>-143343616</text:p>
      <text:p text:style-name="P7">contents of fffc5a80: <text:s/>4</text:p>
      <text:p text:style-name="P7">contents of fffc5a84: <text:s/>134513568</text:p>
      <text:p text:style-name="P7">contents of fffc5a88: <text:s/>0</text:p>
      <text:p text:style-name="P7">contents of fffc5a8c: <text:s/>134513601</text:p>
      <text:p text:style-name="P7">contents of fffc5a90: <text:s/>134513819</text:p>
      <text:p text:style-name="P7">contents of fffc5a94: <text:s/>4</text:p>
      <text:p text:style-name="P7">contents of fffc5a98: <text:s/>-238924</text:p>
      <text:p text:style-name="P7">contents of fffc5a9c: <text:s/>134514672</text:p>
      <text:p text:style-name="P7">contents of fffc5aa0: <text:s/>134514768</text:p>
      <text:p text:style-name="P7">contents of fffc5aa4: <text:s/>-143423360</text:p>
      <text:p text:style-name="P7">contents of fffc5aa8: <text:s/>-238932</text:p>
      <text:p text:style-name="P7">contents of fffc5aac: <text:s/>-143341288</text:p>
      <text:p text:style-name="P7">contents of fffc5ab0: <text:s/>4</text:p>
      <text:p text:style-name="P7">contents of fffc5ab4: <text:s/>-237390 //parameter</text:p>
      <text:p text:style-name="P7">contents of fffc5ab8: <text:s/>-237382</text:p>
      <text:p text:style-name="P7">contents of fffc5abc: <text:s/>-237378</text:p>
      <text:p text:style-name="P7">contents of fffc5ac0: <text:s/>-237374</text:p>
      <text:p text:style-name="P7">contents of fffc5ac4: <text:s/>0</text:p>
      <text:p text:style-name="P7">contents of fffc5ac8: <text:s/>-237368 //parameter</text:p>
      <text:p text:style-name="P7">contents of fffc5acc: <text:s/>-237357</text:p>
      <text:p text:style-name="P7">contents of fffc5ad0: <text:s/>-237338</text:p>
      <text:p text:style-name="P7">contents of fffc5ad4: <text:s/>-237320</text:p>
      <text:p text:style-name="P7">contents of fffc5ad8: <text:s/>-237272</text:p>
      <text:p text:style-name="P7">contents of fffc5adc: <text:s/>-237250</text:p>
      <text:p text:style-name="P7">contents of fffc5ae0: <text:s/>-237230</text:p>
      <text:p text:style-name="P7">contents of fffc5ae4: <text:s/>-237214</text:p>
      <text:p text:style-name="P7">contents of fffc5ae8: <text:s/>-237197</text:p>
      <text:p text:style-name="P7">contents of fffc5aec: <text:s/>-237161</text:p>
      <text:p text:style-name="P7">contents of fffc5af0: <text:s/>-237102</text:p>
      <text:p text:style-name="P7">contents of fffc5af4: <text:s/>-237067</text:p>
      <text:p text:style-name="P7">contents of fffc5af8: <text:s/>-237029</text:p>
      <text:p text:style-name="P7">contents of fffc5afc: <text:s/>-237005</text:p>
      <text:p text:style-name="P7">contents of fffc5b00: <text:s/>-236987</text:p>
      <text:p text:style-name="P7">contents of fffc5b04: <text:s/>-236973</text:p>
      <text:p text:style-name="P7">contents of fffc5b08: <text:s/>-236940</text:p>
      <text:p text:style-name="P7">contents of fffc5b0c: <text:s/>-236912</text:p>
      <text:p text:style-name="P7">contents of fffc5b10: <text:s/>-236902</text:p>
      <text:p text:style-name="P7"><text:soft-page-break/>contents of fffc5b14: <text:s/>-236802</text:p>
      <text:p text:style-name="P7">contents of fffc5b18: <text:s/>-235386</text:p>
      <text:p text:style-name="P7">contents of fffc5b1c: <text:s/>-235367</text:p>
      <text:p text:style-name="P7">contents of fffc5b20: <text:s/>-235309</text:p>
      <text:p text:style-name="P7">contents of fffc5b24: <text:s/>-235257</text:p>
      <text:p text:style-name="P7">contents of fffc5b28: <text:s/>-235216</text:p>
      <text:p text:style-name="P7">contents of fffc5b2c: <text:s/>-235110</text:p>
      <text:p text:style-name="P7">exit B</text:p>
      <text:p text:style-name="P7">exit A</text:p>
      <text:p text:style-name="P1"><text:span text:style-name="T8">exit main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5:15:35.051866931</meta:creation-date>
    <dc:date>2019-01-14T18:23:38.899829807</dc:date>
    <meta:editing-duration>PT2H16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255" meta:word-count="991" meta:character-count="11225" meta:non-whitespace-character-count="9840"/>
  </office:meta>
</office:document-meta>
</file>